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olumn3" style:family="table-column">
      <style:table-column-properties style:column-width="3.3465in" style:use-optimal-column-width="false"/>
    </style:style>
    <style:style style:name="TableColumn4" style:family="table-column">
      <style:table-column-properties style:column-width="3.3465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text-align="center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" style:family="table-column">
      <style:table-column-properties style:column-width="3.3465in" style:use-optimal-column-width="false"/>
    </style:style>
    <style:style style:name="TableColumn15" style:family="table-column">
      <style:table-column-properties style:column-width="3.3465in" style:use-optimal-column-width="false"/>
    </style:style>
    <style:style style:name="Table13" style:family="table">
      <style:table-properties style:width="6.693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ableCell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5" style:family="table-column">
      <style:table-column-properties style:column-width="3.3465in" style:use-optimal-column-width="false"/>
    </style:style>
    <style:style style:name="TableColumn26" style:family="table-column">
      <style:table-column-properties style:column-width="3.3465in" style:use-optimal-column-width="false"/>
    </style:style>
    <style:style style:name="Table24" style:family="table">
      <style:table-properties style:width="6.693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</style:style>
    <style:style style:name="TableCell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6" style:family="table-column">
      <style:table-column-properties style:column-width="3.3465in" style:use-optimal-column-width="false"/>
    </style:style>
    <style:style style:name="TableColumn37" style:family="table-column">
      <style:table-column-properties style:column-width="3.3465in" style:use-optimal-column-width="false"/>
    </style:style>
    <style:style style:name="Table35" style:family="table">
      <style:table-properties style:width="6.693in" fo:margin-left="0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</style:style>
    <style:style style:name="TableCell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Normal" style:family="paragraph">
      <style:text-properties fo:hyphenate="true"/>
    </style:style>
    <style:style style:name="P47" style:parent-style-name="Normal" style:family="paragraph">
      <style:text-properties fo:hyphenate="true"/>
    </style:style>
    <style:style style:name="P48" style:parent-style-name="Normal" style:family="paragraph">
      <style:text-properties fo:hyphenate="true"/>
    </style:style>
    <style:style style:name="P49" style:parent-style-name="Normal" style:family="paragraph">
      <style:text-properties fo:hyphenate="true"/>
    </style:style>
    <style:style style:name="P50" style:parent-style-name="Normal" style:family="paragraph">
      <style:text-properties fo:hyphenate="true"/>
    </style:style>
    <style:style style:name="P51" style:parent-style-name="Normal" style:family="paragraph">
      <style:text-properties fo:hyphenate="true"/>
    </style:style>
    <style:style style:name="P52" style:parent-style-name="Normal" style:family="paragraph">
      <style:text-properties fo:hyphenate="true"/>
    </style:style>
    <style:style style:name="P53" style:parent-style-name="Normal" style:family="paragraph">
      <style:text-properties fo:hyphenate="true"/>
    </style:style>
    <style:style style:name="P54" style:parent-style-name="Normal" style:family="paragraph">
      <style:text-properties fo:hyphenate="true"/>
    </style:style>
    <style:style style:name="P55" style:parent-style-name="Normal" style:family="paragraph">
      <style:text-properties fo:hyphenate="true"/>
    </style:style>
    <style:style style:name="P56" style:parent-style-name="Normal" style:family="paragraph">
      <style:text-properties fo:hyphenate="true"/>
    </style:style>
    <style:style style:name="P57" style:parent-style-name="Normal" style:family="paragraph">
      <style:text-properties fo:hyphenate="true"/>
    </style:style>
    <style:style style:name="P58" style:parent-style-name="Normal" style:family="paragraph">
      <style:text-properties fo:hyphenate="true"/>
    </style:style>
    <style:style style:name="P59" style:parent-style-name="Normal" style:family="paragraph">
      <style:text-properties fo:hyphenate="true"/>
    </style:style>
    <style:style style:name="P60" style:parent-style-name="Normal" style:family="paragraph">
      <style:text-properties fo:hyphenate="true"/>
    </style:style>
    <style:style style:name="P61" style:parent-style-name="Normal" style:family="paragraph">
      <style:text-properties fo:hyphenate="true"/>
    </style:style>
    <style:style style:name="P62" style:parent-style-name="Normal" style:family="paragraph">
      <style:text-properties fo:hyphenate="true"/>
    </style:style>
    <style:style style:name="TableColumn64" style:family="table-column">
      <style:table-column-properties style:column-width="3.3465in" style:use-optimal-column-width="false"/>
    </style:style>
    <style:style style:name="TableColumn65" style:family="table-column">
      <style:table-column-properties style:column-width="3.3465in" style:use-optimal-column-width="false"/>
    </style:style>
    <style:style style:name="Table63" style:family="table">
      <style:table-properties style:width="6.693in" fo:margin-left="0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</style:style>
    <style:style style:name="TableCell6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5" style:family="table-column">
      <style:table-column-properties style:column-width="3.3465in" style:use-optimal-column-width="false"/>
    </style:style>
    <style:style style:name="TableColumn76" style:family="table-column">
      <style:table-column-properties style:column-width="3.3465in" style:use-optimal-column-width="false"/>
    </style:style>
    <style:style style:name="Table74" style:family="table">
      <style:table-properties style:width="6.693in" fo:margin-left="0in" table:align="lef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</style:style>
    <style:style style:name="TableCell8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6" style:family="table-column">
      <style:table-column-properties style:column-width="3.3465in" style:use-optimal-column-width="false"/>
    </style:style>
    <style:style style:name="TableColumn87" style:family="table-column">
      <style:table-column-properties style:column-width="3.3465in" style:use-optimal-column-width="false"/>
    </style:style>
    <style:style style:name="Table85" style:family="table">
      <style:table-properties style:width="6.693in" fo:margin-left="0in" table:align="lef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</style:style>
    <style:style style:name="TableCell9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LOTES DE PRUEBA</text:p>
      <text:p text:style-name="Standard"/>
      <text:p text:style-name="Standard">00_casoGuia</text:p>
      <text:p text:style-name="Standard"><text:tab/>- Descripción:</text:p>
      <text:p text:style-name="Standard"/>
      <text:p text:style-name="Standard">PROGRAMA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IN</text:p>
          </table:table-cell>
          <table:table-cell table:style-name="TableCell8">
            <text:p text:style-name="P9">OUT (Esperado)</text:p>
          </table:table-cell>
        </table:table-row>
        <table:table-row table:style-name="TableRow10">
          <table:table-cell table:style-name="TableCell11">
            <text:p text:style-name="TableContents">17</text:p>
            <text:p text:style-name="TableContents">1 2 3</text:p>
            <text:p text:style-name="TableContents">1 3 2</text:p>
            <text:p text:style-name="TableContents">3 2 4</text:p>
            <text:p text:style-name="TableContents">2 4 5</text:p>
            <text:p text:style-name="TableContents">4 4 5</text:p>
            <text:p text:style-name="TableContents">11 2 10</text:p>
            <text:p text:style-name="TableContents">12 3 10</text:p>
            <text:p text:style-name="TableContents">10 1 5</text:p>
            <text:p text:style-name="TableContents">5 2 6</text:p>
            <text:p text:style-name="TableContents">6 3 15</text:p>
            <text:p text:style-name="TableContents">6 3 8</text:p>
            <text:p text:style-name="TableContents">5 1 8</text:p>
            <text:p text:style-name="TableContents">10 4 13</text:p>
            <text:p text:style-name="TableContents">8 1 7</text:p>
            <text:p text:style-name="TableContents">8 2 9</text:p>
            <text:p text:style-name="TableContents">8 1 14</text:p>
            <text:p text:style-name="TableContents">13<text:s/>2 14</text:p>
            <text:p text:style-name="TableContents">4</text:p>
            <text:p text:style-name="TableContents">7 2</text:p>
            <text:p text:style-name="TableContents">1 7</text:p>
            <text:p text:style-name="TableContents">15 5</text:p>
            <text:p text:style-name="TableContents">12 4</text:p>
          </table:table-cell>
          <table:table-cell table:style-name="TableCell12">
            <text:p text:style-name="TableContents">5</text:p>
          </table:table-cell>
        </table:table-row>
      </table:table>
      <text:p text:style-name="Standard"/>
      <text:p text:style-name="Standard"/>
      <text:p text:style-name="Standard">01_unaSolaComputadoraInfectada</text:p>
      <text:p text:style-name="Standard"><text:tab/>Descripción:</text:p>
      <text:p text:style-name="Standard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IN</text:p>
          </table:table-cell>
          <table:table-cell table:style-name="TableCell19">
            <text:p text:style-name="P20">OUT (Esperado)</text:p>
          </table:table-cell>
        </table:table-row>
        <table:table-row table:style-name="TableRow21">
          <table:table-cell table:style-name="TableCell22">
            <text:p text:style-name="TableContents">5</text:p>
            <text:p text:style-name="TableContents">1 5 2</text:p>
            <text:p text:style-name="TableContents">1 5 3</text:p>
            <text:p text:style-name="TableContents">1 1000 4</text:p>
            <text:p text:style-name="TableContents">1 1000 5</text:p>
            <text:p text:style-name="TableContents">3 5 5</text:p>
            <text:p text:style-name="TableContents">1</text:p>
            <text:p text:style-name="TableContents">5 1000</text:p>
            <text:p text:style-name="TableContents"/>
          </table:table-cell>
          <table:table-cell table:style-name="TableCell23">
            <text:p text:style-name="TableContents">1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02_todasLasComputadorasInfectadas</text:p>
      <text:p text:style-name="Standard"><text:tab/>Descripción:</text:p>
      <text:p text:style-name="Standard"/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IN</text:p>
          </table:table-cell>
          <table:table-cell table:style-name="TableCell30">
            <text:p text:style-name="P31">OUT (Esperado)</text:p>
          </table:table-cell>
        </table:table-row>
        <table:table-row table:style-name="TableRow32">
          <table:table-cell table:style-name="TableCell33">
            <text:p text:style-name="TableContents">10</text:p>
            <text:p text:style-name="TableContents">2 1 1</text:p>
            <text:p text:style-name="TableContents">2 1 3</text:p>
            <text:p text:style-name="TableContents">2 1 4</text:p>
            <text:p text:style-name="TableContents">2 1 5</text:p>
            <text:p text:style-name="TableContents">3 1 4</text:p>
            <text:p text:style-name="TableContents">3 1<text:s/>5</text:p>
            <text:p text:style-name="TableContents">4 1 5</text:p>
            <text:p text:style-name="TableContents">1 1 4</text:p>
            <text:p text:style-name="TableContents">1 1 3</text:p>
            <text:p text:style-name="TableContents">1 1 5</text:p>
            <text:p text:style-name="TableContents">4</text:p>
            <text:p text:style-name="TableContents">1 1</text:p>
            <text:p text:style-name="TableContents">3 1</text:p>
            <text:p text:style-name="TableContents">4 1</text:p>
            <text:p text:style-name="TableContents">5 1</text:p>
          </table:table-cell>
          <table:table-cell table:style-name="TableCell34">
            <text:p text:style-name="TableContents">2</text:p>
          </table:table-cell>
        </table:table-row>
      </table:table>
      <text:p text:style-name="Standard"/>
      <text:p text:style-name="Standard">03_todasComputadorasMenosUnaPosiblesOrigenes</text:p>
      <text:p text:style-name="Standard"><text:tab/>Descripción:</text:p>
      <text:p text:style-name="Standard"/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IN</text:p>
          </table:table-cell>
          <table:table-cell table:style-name="TableCell41">
            <text:p text:style-name="P42">OUT (Esperado)</text:p>
          </table:table-cell>
        </table:table-row>
        <table:table-row table:style-name="TableRow43">
          <table:table-cell table:style-name="TableCell44">
            <text:p text:style-name="TableContents">6</text:p>
            <text:p text:style-name="TableContents">1 2 2</text:p>
            <text:p text:style-name="TableContents">1 2 3</text:p>
            <text:p text:style-name="TableContents">1 1 4</text:p>
            <text:p text:style-name="TableContents">2 1 4</text:p>
            <text:p text:style-name="TableContents">3 1 4</text:p>
            <text:p text:style-name="TableContents">1</text:p>
            <text:p text:style-name="TableContents">4 1</text:p>
          </table:table-cell>
          <table:table-cell table:style-name="TableCell45">
            <text:p text:style-name="TableContents">1</text:p>
            <text:p text:style-name="TableContents">2</text:p>
            <text:p text:style-name="TableContents">3</text:p>
          </table:table-cell>
        </table:table-row>
      </table:table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Standard"/>
      <text:p text:style-name="Standard">04_masDeUnPosibleOrigen</text:p>
      <text:p text:style-name="Standard"><text:tab/>Descripción:</text:p>
      <text:p text:style-name="Standard"/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IN</text:p>
          </table:table-cell>
          <table:table-cell table:style-name="TableCell69">
            <text:p text:style-name="P70">OUT (Esperado)</text:p>
          </table:table-cell>
        </table:table-row>
        <table:table-row table:style-name="TableRow71">
          <table:table-cell table:style-name="TableCell72">
            <text:p text:style-name="TableContents">20</text:p>
            <text:p text:style-name="TableContents">1 1 2</text:p>
            <text:p text:style-name="TableContents">1 2 3</text:p>
            <text:p text:style-name="TableContents">1 2 9</text:p>
            <text:p text:style-name="TableContents">1 2 8</text:p>
            <text:p text:style-name="TableContents">2 2 4</text:p>
            <text:p text:style-name="TableContents">2 2 5</text:p>
            <text:p text:style-name="TableContents">2 2 6</text:p>
            <text:p text:style-name="TableContents">3 6 4</text:p>
            <text:p text:style-name="TableContents">4 6 5</text:p>
            <text:p text:style-name="TableContents">5 6 6</text:p>
            <text:p text:style-name="TableContents">6 6 7</text:p>
            <text:p text:style-name="TableContents">7 6 8</text:p>
            <text:p text:style-name="TableContents">8 6 9</text:p>
            <text:p text:style-name="TableContents">3 6 9</text:p>
            <text:p text:style-name="TableContents">2 2 3</text:p>
            <text:p text:style-name="TableContents">2 2 9</text:p>
            <text:p text:style-name="TableContents">2 2 8</text:p>
            <text:p text:style-name="TableContents">1 2 4</text:p>
            <text:p text:style-name="TableContents">1 2 5</text:p>
            <text:p text:style-name="TableContents">1 2 6</text:p>
            <text:p text:style-name="TableContents">6</text:p>
            <text:p text:style-name="TableContents">3 2</text:p>
            <text:p text:style-name="TableContents">9 2</text:p>
            <text:p text:style-name="TableContents">8 2</text:p>
            <text:p text:style-name="TableContents">4 2</text:p>
            <text:p text:style-name="TableContents">5 2</text:p>
            <text:p text:style-name="TableContents">6 2</text:p>
            <text:p text:style-name="TableContents"/>
          </table:table-cell>
          <table:table-cell table:style-name="TableCell73">
            <text:p text:style-name="TableContents">1</text:p>
            <text:p text:style-name="TableContents">2</text:p>
          </table:table-cell>
        </table:table-row>
      </table:table>
      <text:p text:style-name="Standard"/>
      <text:p text:style-name="Standard">05_limiteInferior</text:p>
      <text:p text:style-name="Standard"><text:tab/>Descripción:</text:p>
      <text:p text:style-name="Standard"/>
      <table:table table:style-name="Table74">
        <table:table-columns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P79">IN</text:p>
          </table:table-cell>
          <table:table-cell table:style-name="TableCell80">
            <text:p text:style-name="P81">OUT (Esperado)</text:p>
          </table:table-cell>
        </table:table-row>
        <table:table-row table:style-name="TableRow82">
          <table:table-cell table:style-name="TableCell83">
            <text:p text:style-name="TableContents">1</text:p>
            <text:p text:style-name="TableContents">1 1 2</text:p>
            <text:p text:style-name="TableContents">1</text:p>
            <text:p text:style-name="TableContents">2 1</text:p>
          </table:table-cell>
          <table:table-cell table:style-name="TableCell84">
            <text:p text:style-name="TableContents">1</text:p>
            <text:p text:style-name="TableContents"/>
          </table:table-cell>
        </table:table-row>
      </table:table>
      <text:p text:style-name="Standard"/>
      <text:p text:style-name="Standard">06_casoFatiga</text:p>
      <text:p text:style-name="Standard"><text:tab/>Descripción:</text:p>
      <text:p text:style-name="Standard"/>
      <table:table table:style-name="Table85">
        <table:table-columns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>IN</text:p>
          </table:table-cell>
          <table:table-cell table:style-name="TableCell91">
            <text:p text:style-name="P92">OUT<text:s/>(Esperado)</text:p>
          </table:table-cell>
        </table:table-row>
        <table:table-row table:style-name="TableRow93">
          <table:table-cell table:style-name="TableCell94">
            <text:p text:style-name="TableContents">1000 computadoras, grafo completo, transmisión 50, 100 pares, tardan 20000 segundos.</text:p>
          </table:table-cell>
          <table:table-cell table:style-name="TableCell95">
            <text:p text:style-name="TableContents"/>
            <text:p text:style-name="Table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tin Artime</meta:initial-creator>
    <dc:creator>Martin Artime</dc:creator>
    <meta:creation-date>2016-11-16T19:29:00Z</meta:creation-date>
    <dc:date>2016-11-16T23:37:00Z</dc:date>
    <meta:template xlink:href="Normal" xlink:type="simple"/>
    <meta:editing-cycles>10</meta:editing-cycles>
    <meta:editing-duration>PT6540S</meta:editing-duration>
    <meta:document-statistic meta:page-count="1" meta:paragraph-count="2" meta:word-count="162" meta:character-count="1052" meta:row-count="7" meta:non-whitespace-character-count="892"/>
  </office:meta>
</office:document-meta>
</file>